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2cm" svg:stroke-color="#0000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2" style:family="graphic" style:parent-style-name="standard">
      <style:graphic-properties draw:stroke="none" svg:stroke-color="#000000" draw:fill="none" draw:fill-color="#ffffff" fo:min-height="2.1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2cm" svg:height="14.7cm" svg:x="5.9cm" svg:y="5.5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5.3cm" svg:height="2.35cm" svg:x="8.1cm" svg:y="6cm">
          <draw:text-box>
            <text:p text:style-name="P1"><text:span text:style-name="T1">Run Options</text:span></text:p>
          </draw:text-box>
        </draw:frame>
        <draw:custom-shape draw:style-name="gr3" draw:text-style-name="P1" draw:layer="layout" svg:width="4.8cm" svg:height="1.3cm" svg:x="8.1cm" svg:y="10.1cm">
          <text:p text:style-name="P1">RunOf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8cm" svg:height="1.3cm" svg:x="8.026cm" svg:y="14cm">
          <text:p text:style-name="P1">Friendly Ru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a" fo:country="DK" style:font-name-asian="Segoe UI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JhengHei" style:font-family-asian="'Microsoft Jheng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14T01:05:24.155000000</meta:creation-date>
    <dc:date>2014-04-14T01:22:09.546000000</dc:date>
    <meta:editing-duration>P0D</meta:editing-duration>
    <meta:editing-cycles>1</meta:editing-cycles>
    <meta:generator>LibreOffice/4.1.4.2$Windows_x86 LibreOffice_project/0a0440ccc0227ad9829de5f46be37cfb6edcf72</meta:generator>
    <meta:document-statistic meta:object-count="4"/>
  </office:meta>
</office:document-meta>
</file>